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4028in" svg:y="0.7091in">
            <draw:object draw:notify-on-update-of-ranges="Sheet1.A1:Sheet1.A7 Sheet1.B1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0.46" calcext:value-type="float">
            <text:p>0.46</text:p>
          </table:table-cell>
          <table:table-cell table:number-columns-repeated="9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SV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LR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EN-S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string" calcext:value-type="string">
            <text:p>EN-H</text:p>
          </table:table-cell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office:value-type="string" calcext:value-type="string">
            <text:p>M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3:24:10.143716198</meta:creation-date>
    <dc:date>2016-05-20T03:30:02.687824909</dc:date>
    <meta:editing-duration>P0D</meta:editing-duration>
    <meta:editing-cycles>1</meta:editing-cycles>
    <meta:document-statistic meta:table-count="1" meta:cell-count="28" meta:object-count="1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952cm" style:legend-expansion="high" chart:style-name="ch2"/>
        <chart:plot-area chart:style-name="ch3" table:cell-range-address="Sheet1.A1:Sheet1.B7" chart:data-source-has-labels="row" svg:x="0.77cm" svg:y="0.675cm" svg:width="13.121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02cm" svg:y="0.675cm" svg:width="12.384cm" svg:height="7.07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A1:Sheet1.A7" chart:label-cell-address="" chart:class="chart:bar">
            <chart:data-point chart:repeated="7"/>
          </chart:series>
          <chart:series chart:style-name="ch8" chart:values-cell-range-address="Sheet1.B1:Sheet1.B7" chart:label-cell-address="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p</text:p>
              </table:table-cell>
              <table:table-cell office:value-type="string">
                <text:p>w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">
                <text:p>0.46</text:p>
                <draw:g>
                  <svg:desc>Sheet1.A1:Sheet1.A7</svg:desc>
                </draw:g>
              </table:table-cell>
              <table:table-cell office:value-type="float" office:value="0.46">
                <text:p>0.46</text:p>
                <draw:g>
                  <svg:desc>Sheet1.B1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